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8.04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wer_phr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passive-agressive</text:p>
          </table:table-cell>
          <table:table-cell table:style-name="ce1" office:value-type="string" calcext:value-type="string">
            <text:p>sarcastic</text:p>
          </table:table-cell>
          <table:table-cell table:style-name="ce1" office:value-type="string" calcext:value-type="string">
            <text:p>macho</text:p>
          </table:table-cell>
          <table:table-cell table:style-name="ce1" office:value-type="string" calcext:value-type="string">
            <text:p>bullying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’m sorry.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arriving so late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that I arrived so late.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forgetting your birthday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I forgot your birthday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being rude to you in front of your friend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I was rude to you in front of your friends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was wrong, and I apologize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know, &lt;NNP&gt;, I want you to know I was wrong, and I apologize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 won’t happen again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really sorry you’re going through all of this, can I help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can I help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buddy, but you’ll have to …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really sorry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if I offended you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buddy, but you have to …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buddy, but you …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 buddy, but …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ddy …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 …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… bro …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being rude to you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being … to you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for … you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m dow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ear you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should …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should calm dow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have to calm dow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w calm down, Jane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w calm down, Jo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w calm down, &lt;NNP&gt;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really grateful for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nk you for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are acting way out of control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are out of control.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ll never get what you want by …</text:p>
          </table:table-cell>
          <table:table-cell table:number-columns-repeated="2"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how upset you are …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how upset you are, and I can help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can’t help you until you calm dow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y you feel that way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se give me a chance to help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y you would feel that way,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se calm down and I’ll be able to help you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ease calm dow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you don’t!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could you possibly know how I feel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y you’d feel that way; <text:s/>please give me a chance to help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can certainly understand why you’d be so upse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y you’d be so upset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exactly how you fee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ave an idea.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ave an answer.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ave a proposal for you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ave an answer to this problem.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ave an idea about how we can fix this …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… I believe …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… I think …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been thinking about what you said …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… solution …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come up with a few proposals for you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believe I have the solution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come up with a few ideas for you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I have an idea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wrong with you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bothering you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bothering you so much that you would say that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would you say that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would you do that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upsetting you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your problem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the problem?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here for you if you ever want to talk …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you want to talk about i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 name is Jane Smith.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y name is &lt;NNP&gt;.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Jane Smith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&lt;NNP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I’m Jane Smith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I’m &lt;NNP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my name’s Jane Smith.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my name’s &lt;NNP&gt;.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s nice to meet you &lt;NNP&gt;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s is &lt;NNP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this is &lt;NNP&gt;, with &lt;NN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this is &lt;NNP&gt;, with &lt;NN&gt;. Is &lt;NNP&gt; in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this is &lt;NNP&gt;, &lt;NN&gt; with &lt;NN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 &lt;NNP&gt;, this is &lt;NNP&gt;, &lt;NN&gt; with &lt;NN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 &lt;NNP&gt;, this is &lt;NNP&gt;,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, this is &lt;NNP&gt;,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 &lt;NNP&gt;, my name is &lt;NNP&gt;. I’m a &lt;NN&gt; with &lt;NN&gt;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 &lt;NNP&gt;, this is &lt;NNP&gt;, … I’d appreciate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lo, this is &lt;NNP&gt; calling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isagree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see it another way.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wrong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right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simply see it another way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at you’re saying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at you’re saying, I simply see it another way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how you see it, <text:s/>I simply see it differently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see it differently.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just disagree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make a good point.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make a good point, but I disagree with you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otally disagree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see it differently, however this is interesting. Tell me more if you lik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me more …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rust your judgment, and you have my support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rust you …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rust your judgment.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have my support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support you.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t’s just agree to disagree.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’ll have to agree to disagree.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can understand how you see it. I see it another way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computers are slow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network is slow today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&lt;NNS&gt; are slow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 we’re waiting for the &lt;NN&gt; to process …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server is slow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algorithm is slow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&lt;NN&gt; is slow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RP$&gt; &lt;NN&gt; is slow.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me how your experience with &lt;WP&gt; has been so far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has your experience with &lt;NN&gt; been so far?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. Our &lt;NNS&gt; are really slow today.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 this is loading, tell me more about …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me more about …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st a minute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computers are slow today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&lt;NNS&gt; are slow today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se give me a minute while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 the information is coming up, could you please tell me why you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 the computer is down. But fortunately you got me, Jon, and I’m going to help you as best I can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 the internet is down. But fortunately you got me, Jane, and I’m going to help you as best I can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 the &lt;NN&gt; is down. But fortunately you got me, &lt;NNP&gt;, and I’m going to help you as best I can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 our network is down, but fortunately you got me. I’m going to help you as best I can. Tell me about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 our &lt;NN&gt; is down, but fortunately you got me. I’m going to help you as best I can. Tell me about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l me about …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said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didn’t you tell me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you can always come to me with these things.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didn’t you tell me earlier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didn’t you tell me sooner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didn’t you tell me how you fel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know, in the future, you can always come to me with things like thi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didn’t you tell me what was going on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I hope you know you can always tell me how you feel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&lt;NN&gt;.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you can always come to me with these things and know that I won’t judge you when you do.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didn’t you tell me what you were doing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 …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ve said that …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always enjoyed seeing you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always enjoyed working with you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always enjoyed &lt;VBG&gt; with you.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ve always enjoyed &lt;VBG&gt; with you. That said I have to move on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you’re an excellent communicator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you’re an excellent leader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you’re an excellent scientist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you’re an excellent recruiter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you’re an excellent developer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ink you’re an excellent &lt;NN&gt;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talk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presentation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book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dish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video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diagram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explanation.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really enjoyed your &lt;NN&gt;.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rust you. Having said that, I can’t do what you’re asking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rust you, but I can’t do what you’re asking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at you’re saying. Having said that, I see it another way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at you’re saying, I simply disagree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 I understand why you’d say that, I simply see it differently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y you’d say that, but I disagree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why you’d say that, but I don’t agree with you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le I love you, I can’t do that for you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ove you, but I can’t do that for your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ove you, but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offense but …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’t take this the wrong way but …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on’t mean to be rude but …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look awful in that …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on’t think &lt;PRP&gt; likes you …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ody here cares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on’t care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too … to let …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too polished a professional to let something like a personality conflict tarnish your imag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need to stop fighting with &lt;NNP&gt;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ve worked too hard on this &lt;NN&gt; to let errors distract from the &lt;NN&gt;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ve worked too hard on this report to let errors distract from the messag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on’t think he likes you …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on’t think she likes you …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jerk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n American.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woman.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man.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s report is full of errors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s &lt;NN&gt; is full of errors.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ve worked too hard on this code to let bugs detract from the UX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r policy …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ason our policy states … is because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ason our policy says … is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s our company policy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cause I said so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old you …</text:p>
          </table:table-cell>
          <table:table-cell office:value-type="float" office:value="-0.9" calcext:value-type="float">
            <text:p>-0.9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said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and this can be frustrating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why we ask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… for you protection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rry, but our company policy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, we have to have uniform polices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, we have to ..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fortunately, we have to have uniform polices like this so we can keep your rates as low as possibl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any policy states that if you don’t pay your bill by the 7th, your service will be cut off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 ensure your own safety, I have to insist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 ensure your satisfaction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s company policy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have to …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need the report by the end of the day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port is due by the end of the day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need you to really focus on this projec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r complete focus if vital to the success of this projec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need to pay attention in class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s class deserves your full attention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stly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 be honest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BH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kly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kly, it’s difficult for me to see how this is going to work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stly, it’s difficult for me to see how this is going to work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uld you like me to be frank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uld you like me to be hones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just being hones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ike the way the report was laid out. Next time I’d use primary colors because they’re easier on the eye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ike the way the &lt;NN&gt; was &lt;VB&gt;. Next time I’d ..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ate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d get rid of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make me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… I feel … because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don’t do what you say you’ll do, I feel disappointed and hurt, because I love you and try to do what I tell you I’ll do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know, you really make me mad when you don’t do what you say you’re going to do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talk to me like that, calling me names, in front of our friends, I feel embarrassed and humiliated because it reminds me of when I was name-called on the playground as a child.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 really pisses me off when you do that!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feel angry because I feel as though I’ve been betrayed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feel hurt because I feel as though I’m being abandoned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talk to me that way, I feel hurt and wounded, because name-calling is abusive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on’t talk that way to you, because I love you and don’t want to hurt you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y, you can be a jerk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 problem!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welcom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e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got i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 a problem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welcome, I’m happy I could do that for you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 a problem!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very welcom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what I’m here for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nk you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ly, you think so?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ly, you think so? I’m not sure. I’m still getting used to i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were you thinking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did you think that was going to make me feel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was going through your head?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d you really think …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d you even stop to think …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would you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if you want to … I’m asking that you … OK?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if you want to talk to my client, I’m asking that you run that by me first, OK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would you call my client without asking me firs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would you … without asking me firs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 you are going to fix an appliance here at home, would you please let me know first, so I can help you find the manual and tools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makes you think you can fix that appliance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 you are going to ..., would you please let me know first, so I can help you ...?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makes you think you can fix do that?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don’t tell me you’re going to be late, I worry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if you just let me know you’re running late, I can understand tha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 the future, if you just let me know you’re running late; I can understand that, and there won’t be any problem at all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d you even think about how I’d feel, wondering where you were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d you even think about how that would make me feel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on earth was going through your head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pologize I shouldn’t have said that. What I meant was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I meant was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se come to me and discuss it before you ask your mother to come stay with us, OK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ase come to me ... before you ask ... to come stay with us, OK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 may not have worked this time, but I still support you and am willing to help however I can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d you really think that would work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. Tell me mor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why would you say that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why would you do that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why would you ask that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tell me mor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 could yo possibly think tha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e you serious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why would you ask me that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s none of your business.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are you always this &lt;ADJ&gt;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’s wrong with you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 need to talk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need your help.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NNP&gt;, I need your help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, we need to talk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ef, we need to talk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s we need to talk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y bud, we need to talk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e, we need to talk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NNP&gt;, I’m concerned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NNP&gt;, I’m frustrated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NNP&gt;, I’m troubled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I need your help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I’m concerned and could really use your help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we need to talk.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you need to start carrying your weight around here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I’m troubled and I need your help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en Jon,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en Jon, we need to talk; you really messed up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really messed up.</text:p>
          </table:table-cell>
          <table:table-cell office:value-type="float" office:value="-0.7" calcext:value-type="float">
            <text:p>-0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e, I’m concerned; we need to tackle a few problems.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e, I’m concerned; we need to work on a few problems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I’m concerned; we need to tackle a few problems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, no.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close the door and sit down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!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going to … you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going to … you if you don’t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 you don’t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would you like me …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 &lt;NNP&gt;! We’ve extended your …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 if you are … because you’re eligible for … 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 if you happen to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n, I just found out that our package won’t be arriving until tomorrow. Having said that, you’re in luck because on late orders, even just one day late, I can refund you the entire shipping amoun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NNP&gt;, I just found out that … . Having said that, you’re in luck because … so I can give you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, you’re dog’s dead, so …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ve found the right person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NNP&gt;, you’re in luck! Because it will be a few more minutes until …, you can enjoy the free … while we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r. Smith, you’re in luck! Because it will be a few more minutes until your room is ready, you can enjoy the free beverages in our lounge while we get the room ready for you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in luck if you’re aged 65-99 because you’re eligible for our “young at heart” discoun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ll be just a few more minutes until your room is ready. I can offer you some free drinks in the lounge while you wai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 sounds totally frustrating, but Mr. Smith—you’re in luck. You’ve found the right person; I’m Jane Smith, and I can help you with thi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 sounds totally frustrating, but &lt;NNP&gt;—you’re in luck. You’ve found the right person; I’m &lt;NNP&gt;, and I can help you with thi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 sounds totally frustrating, but &lt;NNP&gt;—you’re in luck. You’ve found the right person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can help you with this.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o told you that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o said that?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l, that weekend is unfortunately sold out, but you’re in luck. I have an even better room the following weekend that I can give you at the same price if you’d lik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ll, that ... is unfortunately sold out, but you’re in luck. I have an even better... that I can give you at the same price if you’d like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, I’m sorry, we’re totally sold ou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you want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uld you like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uld you like a bag with that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you want a bag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said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heard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understood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I’m hearing is …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I heard was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at I understood was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 you told me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! You just said …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not what you just said!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not what I just heard you say!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 yesterday you told me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t last week you said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did NOT say that!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never said that!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e it.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interesting; let me clarify what I heard before I respond, OK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you’re saying you’re better than me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you’re saying …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confused. Yesterday I understood that before you left you were going to clean the basemen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confused …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confused. I understood that … you were going to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what I’m hearing is that you are uncomfortable working with John. Is that correct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what I’m heating is that … Is that correct?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what I’m hearing is that you are uncomfortable … Is that correct?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you’re saying you hate John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 you’re saying you don’t like John?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thought that after the play, we were going to go to dinner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promised to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promised to take me to dinner after the play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h, I heard something differen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liar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a lie!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not true!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welcome. I’m happy to do that for you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clever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ike the way you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ike that you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smart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a good idea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ike that.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 good enough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can’t you be more like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can’t you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m so fat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am so clumsy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 stupid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so incompetent …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t’s so stupid of me.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ashamed of you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m ashamed … you …</text:p>
          </table:table-cell>
          <table:table-cell office:value-type="float" office:value="-0.9" calcext:value-type="float">
            <text:p>-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…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...er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user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mooch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selfish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narcicis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no good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love you so much, not matter what, alway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can always count on m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beautiful just the way you ar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r job is to dream as big as you can. My job is to help you achieve your dreams. I’ll do my job if you do your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can do i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can do anything you set your mind to.</text:p>
          </table:table-cell>
          <table:table-cell office:value-type="float" office:value="0.95" calcext:value-type="float">
            <text:p>0.9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can do it. You can do anything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lure is just one step closer to the solution. Everybody fail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rybody fails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lure is just one step closer to the solution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troll.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only real failure is not trying. Failure is just part of the process—it means you’re doing it right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ing courageous doesn’t mean not being afraid, it means doing what’s right even though you’re afraid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never alone. I’ll always be here for you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’ll always be here for you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perfect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not?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can’t you be more like your brother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can’t you be more like your sister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y can’t you be more like &lt;NNP&gt;?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good enough to win the gold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good enough to win … if you …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smart enough to … if you just keep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… it really makes me proud of you …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know John, when I see you applying yourself to your school work, it really makes me proud of you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I see the loving side of you come out when you’re with your little sister, I feel so proud to be your mother and my heart nearly bursts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s hell getting old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’s hell …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 need a facelift.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 know when I look at you it makes me feel beautiful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part of m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… it hurts me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n you … it’s like a knife in my heart …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creative thinker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lover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helper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do-gooder.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smart guy.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u’re a smart woman.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6T13:48:44.598000154</dc:date>
    <meta:editing-duration>PT4M41S</meta:editing-duration>
    <meta:editing-cycles>3</meta:editing-cycles>
    <meta:generator>LibreOffice/5.3.1.2$Linux_X86_64 LibreOffice_project/30m0$Build-2</meta:generator>
    <meta:document-statistic meta:table-count="2" meta:cell-count="3198" meta:object-count="0"/>
  </office:meta>
</office:document-meta>
</file>